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cm"/>
    </style:style>
    <style:style style:name="gr10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text-properties fo:color="#ffffff" fo:font-size="50pt" style:font-size-asian="50pt" style:font-size-complex="50pt"/>
    </style:style>
    <style:style style:name="P13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text-properties fo:color="#ffffff"/>
    </style:style>
    <style:style style:name="P16" style:family="paragraph">
      <style:paragraph-properties fo:text-align="center" style:text-autospace="none">
        <style:tab-stops>
          <style:tab-stop style:position="1.147cm"/>
        </style:tab-stops>
      </style:paragraph-properties>
    </style:style>
    <style:style style:name="P17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style:text-autospace="none">
        <style:tab-stops>
          <style:tab-stop style:position="1.058cm"/>
        </style:tab-stops>
      </style:paragraph-properties>
    </style:style>
    <style:style style:name="P20" style:family="paragraph">
      <style:paragraph-properties>
        <style:tab-stops>
          <style:tab-stop style:position="1.058cm"/>
        </style:tab-stops>
      </style:paragraph-properties>
    </style:style>
    <style:style style:name="P21" style:family="paragraph">
      <style:paragraph-properties>
        <style:tab-stops>
          <style:tab-stop style:position="1.058cm"/>
        </style:tab-stops>
      </style:paragraph-properties>
      <style:text-properties fo:font-family="Menlo-Regular" fo:font-size="30pt" style:font-family-asian="Menlo-Regular" style:font-size-asian="30pt" style:font-family-complex="Menlo-Regular" style:font-size-complex="30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text-properties fo:color="#ffffff" fo:font-size="20pt" style:font-size-asian="20pt" style:font-size-complex="20pt"/>
    </style:style>
    <style:style style:name="P24" style:family="paragraph">
      <style:text-properties fo:color="#ffffff" fo:font-size="45pt" style:font-size-asian="45pt" style:font-size-complex="45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d31895" fo:font-family="Menlo-Regular" fo:font-size="50pt" style:font-family-asian="Menlo-Regular" style:font-size-asian="50pt" style:font-family-complex="Menlo-Regular" style:font-size-complex="50pt"/>
    </style:style>
    <style:style style:name="T13" style:family="text">
      <style:text-properties fo:color="#ffffff"/>
    </style:style>
    <style:style style:name="T14" style:family="text">
      <style:text-properties fo:color="#ff0000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48pt" style:font-size-asian="48pt" style:font-size-complex="48pt"/>
    </style:style>
    <style:style style:name="T16" style:family="text">
      <style:text-properties fo:color="#d31895" fo:font-family="Menlo-Regular" fo:font-size="16pt" style:font-family-asian="Menlo-Regular" style:font-size-asian="16pt" style:font-family-complex="Menlo-Regular" style:font-size-complex="16pt"/>
    </style:style>
    <style:style style:name="T17" style:family="text">
      <style:text-properties fo:color="#23ff83" fo:font-family="Menlo-Regular" fo:font-size="30pt" style:font-family-asian="Menlo-Regular" style:font-size-asian="30pt" style:font-family-complex="Menlo-Regular" style:font-size-complex="30pt"/>
    </style:style>
    <style:style style:name="T18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86dff" fo:font-family="Menlo-Regular" fo:font-size="30pt" style:font-family-asian="Menlo-Regular" style:font-size-asian="30pt" style:font-family-complex="Menlo-Regular" style:font-size-complex="30pt"/>
    </style:style>
    <style:style style:name="T20" style:family="text">
      <style:text-properties fo:color="#ffffff" fo:font-family="Menlo-Regular" fo:font-size="40pt" style:font-family-asian="Menlo-Regular" style:font-size-asian="40pt" style:font-family-complex="Menlo-Regular" style:font-size-complex="40pt"/>
    </style:style>
    <style:style style:name="T21" style:family="text">
      <style:text-properties fo:color="#ffffff" style:text-outline="false" style:text-line-through-style="none" fo:font-family="Menlo-Regular" fo:font-size="40pt" fo:font-style="normal" fo:text-shadow="none" style:text-underline-style="none" fo:font-weight="normal" style:letter-kerning="true" style:font-family-asian="Menlo-Regular" style:font-size-asian="40pt" style:font-style-asian="normal" style:font-weight-asian="normal" style:font-family-complex="Menlo-Regular" style:font-size-complex="4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5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5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5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5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11" draw:layer="layout" svg:width="27.32cm" svg:height="1.987cm" svg:x="0.2cm" svg:y="8.6cm">
          <draw:text-box>
            <text:p><text:span text:style-name="T5">Farcaller/motion-memorymanagement</text:span></text:p>
          </draw:text-box>
        </draw:frame>
        <draw:frame draw:style-name="gr4" draw:text-style-name="P12" draw:layer="layout" svg:width="27.32cm" svg:height="2.22cm" svg:x="0.28cm" svg:y="11.38cm">
          <draw:text-box>
            <text:p><text:span text:style-name="T6">Dodikk/MotionBlocks</text:span></text:p>
          </draw:text-box>
        </draw:frame>
        <draw:frame draw:style-name="gr5" draw:text-style-name="P5" draw:layer="layout" svg:width="5.91cm" svg:height="5.91cm" svg:x="21.89cm" svg:y="0.0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501cm" svg:x="1.6cm" svg:y="1cm">
          <draw:text-box>
            <text:p><text:span text:style-name="T1">Problem #2 : </text:span></text:p>
            <text:p text:style-name="P1"><text:span text:style-name="T1">Block API do not <text:s/>compile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4" draw:text-style-name="P14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0">BBAsyncOpResult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0">BBAsyncOp</text:span><text:span text:style-name="T8">)itemsReader;</text:span></text:p>
            <text:p><text:span text:style-name="T8">-(</text:span><text:span text:style-name="T10">BBAsyncOpResult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4" draw:text-style-name="P12" draw:layer="layout" svg:width="25.2cm" svg:height="14.82cm" svg:x="1cm" svg:y="2.98cm">
          <draw:text-box>
            <text:p text:style-name="P13"><text:span text:style-name="T6">Objective-C stub for message `</text:span><text:span text:style-name="T12">itemsReader</text:span><text:span text:style-name="T6">' type `</text:span><text:span text:style-name="T12">@?@(angry)</text:span><text:span text:style-name="T6">' not precompiled.</text:span></text:p>
            <text:p text:style-name="P13"><text:span text:style-name="T6"/></text:p>
            <text:p text:style-name="P13"><text:span text:style-name="T6">Make sure you properly link with the framework or library that defines this mess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5" draw:text-style-name="P5" draw:layer="layout" svg:width="22.54cm" svg:height="21cm" svg:x="2.7cm" svg:y="0.076cm">
          <draw:image xlink:href="../screenshots/22-BlocksCompiler-Ticket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office:forms form:automatic-focus="false" form:apply-design-mode="false"/>
        <draw:frame presentation:style-name="pr3" draw:text-style-name="P15" draw:layer="layout" svg:width="25.199cm" svg:height="3.506cm" svg:x="1.6cm" svg:y="8.094cm" presentation:class="title" presentation:user-transformed="true">
          <draw:text-box>
            <text:p text:style-name="P15"><text:span text:style-name="T13">hipbyte.myjetbrains.com/youtrack/</text:span><text:span text:style-name="T13"><text:line-break/></text:span><text:span text:style-name="T13">issue/RM-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6cm" svg:height="4.738cm" svg:x="0.6cm" svg:y="7cm">
          <draw:text-box>
            <text:p text:style-name="P16"><text:span text:style-name="T6">Use </text:span><text:span text:style-name="T12">id</text:span><text:span text:style-name="T1"> instead of block typede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" draw:text-style-name="P17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4">id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4">id</text:span><text:span text:style-name="T8">)itemsReader;</text:span></text:p>
            <text:p><text:span text:style-name="T8">-(</text:span><text:span text:style-name="T14">id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" draw:text-style-name="P18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268cm" svg:x="1.6cm" svg:y="1cm">
          <draw:text-box>
            <text:p><text:span text:style-name="T1">Problem #3 : </text:span></text:p>
            <text:p text:style-name="P1"><text:span text:style-name="T15">How to Invoke an ObjC Block?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cm" svg:height="12.92cm" svg:x="0.9cm" svg:y="3.6cm">
          <draw:image xlink:href="../diagrams/2-ObjcBloc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0cm" svg:height="20cm" svg:x="4.402cm" svg:y="0.498cm">
          <draw:image xlink:href="../humor/blackjack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8" draw:text-style-name="P19" draw:layer="layout" svg:width="24.939cm" svg:height="15.185cm" svg:x="1.661cm" svg:y="3.015cm">
          <draw:text-box>
            <text:p text:style-name="P19"><text:span text:style-name="T16"/></text:p>
            <text:p text:style-name="P19"><text:span text:style-name="T7">@implementation</text:span><text:span text:style-name="T8"> NSObject (BlockForRuby)</text:span></text:p>
            <text:p text:style-name="P19"><text:span text:style-name="T8"/></text:p>
            <text:p text:style-name="P19"><text:span text:style-name="T8">-(</text:span><text:span text:style-name="T7">id</text:span><text:span text:style-name="T8">)objc_BlockSend1:( </text:span><text:span text:style-name="T7">id</text:span><text:span text:style-name="T8"> )arg_</text:span></text:p>
            <text:p text:style-name="P19"><text:span text:style-name="T8">{</text:span></text:p>
            <text:p text:style-name="P19"><text:span text:style-name="T8"><text:s text:c="4"/></text:span><text:span text:style-name="T7">typedef</text:span><text:span text:style-name="T8"> </text:span><text:span text:style-name="T7">id</text:span><text:span text:style-name="T8">(^Block1)( </text:span><text:span text:style-name="T7">id</text:span><text:span text:style-name="T8"> arg_ );</text:span></text:p>
            <text:p text:style-name="P19"><text:span text:style-name="T8"><text:s text:c="4"/></text:span></text:p>
            <text:p text:style-name="P19"><text:span text:style-name="T8"><text:s text:c="4"/></text:span><text:span text:style-name="T17">Block1</text:span><text:span text:style-name="T8"> block_ = (</text:span><text:span text:style-name="T17">Block1</text:span><text:span text:style-name="T8">)</text:span><text:span text:style-name="T7">self</text:span><text:span text:style-name="T8">;</text:span></text:p>
            <text:p text:style-name="P19"><text:span text:style-name="T8"><text:s text:c="4"/></text:span><text:span text:style-name="T7">return</text:span><text:span text:style-name="T8"> block_( arg_ );</text:span></text:p>
            <text:p text:style-name="P19"><text:span text:style-name="T8">}</text:span></text:p>
            <text:p text:style-name="P19"><text:span text:style-name="T1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9" draw:text-style-name="P21" draw:layer="layout" svg:width="25.676cm" svg:height="19.18cm" svg:x="1.724cm" svg:y="1.42cm">
          <draw:text-box>
            <text:p text:style-name="P20"><text:span text:style-name="T8">-(</text:span><text:span text:style-name="T7">id</text:span><text:span text:style-name="T8">)objc_BlockSend:( </text:span><text:span text:style-name="T9">NSArray</text:span><text:span text:style-name="T8">* )args_{</text:span></text:p>
            <text:p text:style-name="P20"><text:span text:style-name="T8"><text:s text:c="4"/></text:span><text:span text:style-name="T7">switch</text:span><text:span text:style-name="T8"> ( [ args_ </text:span><text:span text:style-name="T9">count</text:span><text:span text:style-name="T8"> ] ){</text:span></text:p>
            <text:p text:style-name="P20"><text:span text:style-name="T8"><text:s text:c="8"/></text:span><text:span text:style-name="T7">case</text:span><text:span text:style-name="T8"> </text:span><text:span text:style-name="T19">0</text:span><text:span text:style-name="T8">:</text:span></text:p>
            <text:p text:style-name="P20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7">objc_BlockSend0</text:span><text:span text:style-name="T8"> ];</text:span></text:p>
            <text:p text:style-name="P20"><text:span text:style-name="T8"><text:s text:c="12"/></text:span><text:span text:style-name="T7">break</text:span><text:span text:style-name="T8">;</text:span></text:p>
            <text:p text:style-name="P20"><text:span text:style-name="T8"><text:s text:c="8"/></text:span><text:span text:style-name="T7">case</text:span><text:span text:style-name="T8"> </text:span><text:span text:style-name="T19">1</text:span><text:span text:style-name="T8">:</text:span></text:p>
            <text:p text:style-name="P20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7">objc_BlockSend1</text:span><text:span text:style-name="T8">: args_[</text:span><text:span text:style-name="T19">0</text:span><text:span text:style-name="T8">] ];</text:span></text:p>
            <text:p text:style-name="P20"><text:span text:style-name="T8"><text:s text:c="12"/></text:span><text:span text:style-name="T7">break</text:span><text:span text:style-name="T8">;</text:span></text:p>
            <text:p text:style-name="P20"><text:span text:style-name="T8"><text:s text:c="8"/></text:span><text:span text:style-name="T7">default</text:span><text:span text:style-name="T8">: //TODO : add as many as you want</text:span></text:p>
            <text:p text:style-name="P20"><text:span text:style-name="T8"><text:s text:c="12"/></text:span><text:span text:style-name="T7">break</text:span><text:span text:style-name="T8">;</text:span></text:p>
            <text:p text:style-name="P20"><text:span text:style-name="T8"><text:s text:c="4"/></text:span><text:span text:style-name="T8">}</text:span></text:p>
            <text:p text:style-name="P20"><text:span text:style-name="T8"><text:s text:c="4"/></text:span><text:span text:style-name="T7">return</text:span><text:span text:style-name="T8"> </text:span><text:span text:style-name="T7">nil</text:span><text:span text:style-name="T8">;</text:span></text:p>
            <text:p text:style-name="P20"><text:span text:style-name="T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5" draw:text-style-name="P18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268cm" svg:x="1.6cm" svg:y="1cm">
          <draw:text-box>
            <text:p><text:span text:style-name="T1">Problem #4 : </text:span></text:p>
            <text:p text:style-name="P1"><text:span text:style-name="T15">ObjC blocks crash</text:span></text:p>
          </draw:text-box>
        </draw:frame>
        <draw:frame draw:style-name="gr5" draw:text-style-name="P5" draw:layer="layout" svg:width="13cm" svg:height="13cm" svg:x="7.502cm" svg:y="6.697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4" draw:text-style-name="P22" draw:layer="layout" svg:width="27.4cm" svg:height="13.467cm" svg:x="0.2cm" svg:y="3.133cm">
          <draw:text-box>
            <text:p text:style-name="P19"><text:span text:style-name="T20">reader = blockBuilder.itemsReaderWithRequest()</text:span></text:p>
            <text:p text:style-name="P9"><text:span text:style-name="T20"/></text:p>
            <text:p text:style-name="P9"><text:span text:style-name="T20">callback = blockBuilder.itemsReaderCallback()</text:span></text:p>
            <text:p text:style-name="P9"><text:span text:style-name="T20"/></text:p>
            <text:p text:style-name="P19"><text:span text:style-name="T21">reader.objc_BlockSend( [ callback ]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1.797cm" svg:x="0.049cm" svg:y="4.118cm">
          <draw:image xlink:href="../diagrams/3-BlocksMarshalling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12.6cm" svg:height="2.376cm" svg:x="7.081cm" svg:y="8.266cm">
          <draw:text-box>
            <text:p text:style-name="P5"><text:span text:style-name="T1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5" draw:text-style-name="P5" draw:layer="layout" svg:width="23.3cm" svg:height="21cm" svg:x="2.6cm" svg:y="0cm">
          <draw:image xlink:href="../screenshots/37-BlocksCrash-Ticket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>
        <office:forms form:automatic-focus="false" form:apply-design-mode="false"/>
        <draw:frame presentation:style-name="pr3" draw:text-style-name="P15" draw:layer="layout" svg:width="25.199cm" svg:height="3.506cm" svg:x="1.401cm" svg:y="8.4cm" presentation:class="title" presentation:user-transformed="true">
          <draw:text-box>
            <text:p text:style-name="P15"><text:span text:style-name="T13">Created on Tue, Feb 5 at 1:19 PM Agent: Laurent Sansonett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4" draw:text-style-name="P23" draw:layer="layout" svg:width="26.317cm" svg:height="12.056cm" svg:x="0.6cm" svg:y="8.144cm">
          <draw:text-box>
            <text:p><text:span text:style-name="T22">---------</text:span></text:p>
            <text:p><text:span text:style-name="T22">reader.class <text:s text:c="2"/>: __NSGlobalBlock__</text:span></text:p>
            <text:p><text:span text:style-name="T22">callback.class : __NSGlobalBlock__</text:span></text:p>
            <text:p><text:span text:style-name="T22">2013-03-07 12:35:43.985 HelloMotion[1250:1d903] [EXECUTED] itemsReaderWithRequest</text:span></text:p>
            <text:p><text:span text:style-name="T22">2013-03-07 12:35:43.986 HelloMotion[1250:1d903] handler : &lt;__NSGlobalBlock__: 0x14b500&gt;</text:span></text:p>
            <text:p><text:span text:style-name="T22">2013-03-07 12:35:43.987 HelloMotion[1250:1d903] handler class : __NSGlobalBlock__</text:span></text:p>
            <text:p><text:span text:style-name="T22">2013-03-07 12:35:43.987 HelloMotion[1250:1d903] [EXECUTED] itemsReaderCallback</text:span></text:p>
            <text:p><text:span text:style-name="T22">2013-03-07 12:35:43.988 HelloMotion[1250:1d903] result : ololo</text:span></text:p>
            <text:p><text:span text:style-name="T22">((null))&gt; rake aborted!</text:span></text:p>
            <text:p><text:span text:style-name="T22">Command failed with status (1): [DYLD_FRAMEWORK_PATH="/Applications/Xcode.a...]</text:span></text:p>
          </draw:text-box>
        </draw:frame>
        <draw:frame draw:style-name="gr4" draw:text-style-name="P6" draw:layer="layout" svg:width="26.4cm" svg:height="4.501cm" svg:x="1cm" svg:y="2.8cm">
          <draw:text-box>
            <text:p text:style-name="P5"><text:span text:style-name="T1">Just in case you need the full 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4.884cm" svg:height="18.094cm" svg:x="7.116cm" svg:y="1.506cm">
          <draw:image xlink:href="../humor/R_I_P_graveston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4.6cm" svg:height="2.376cm" svg:x="2.005cm" svg:y="1.187cm">
          <draw:text-box>
            <text:p text:style-name="P5"><text:span text:style-name="T1">One More Thing...</text:span></text:p>
          </draw:text-box>
        </draw:frame>
        <draw:frame draw:style-name="gr5" draw:text-style-name="P5" draw:layer="layout" svg:width="5cm" svg:height="5.27cm" svg:x="1.8cm" svg:y="8.2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16.8cm" svg:height="8.6cm" svg:x="10.6cm" svg:y="6.6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0.6cm" svg:y1="6.6cm" svg:x2="27.4cm" svg:y2="15.2cm">
          <text:p/>
        </draw:line>
        <draw:line draw:style-name="gr10" draw:text-style-name="P5" draw:layer="layout" svg:x1="10.6cm" svg:y1="15.2cm" svg:x2="27.4cm" svg:y2="6.6cm">
          <text:p/>
        </draw:lin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203cm" svg:y="5.598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style-name="gr4" draw:text-style-name="P24" draw:layer="layout" svg:width="25.8cm" svg:height="2.025cm" svg:x="0.982cm" svg:y="9.475cm">
          <draw:text-box>
            <text:p><text:span text:style-name="T23">TestingWithFrank/PublicAutomation</text:span></text:p>
          </draw:text-box>
        </draw:frame>
        <draw:frame draw:style-name="gr5" draw:text-style-name="P5" draw:layer="layout" svg:width="3.6cm" svg:height="3.87cm" svg:x="18.8cm" svg:y="0.8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4cm" svg:height="4cm" svg:x="23.2cm" svg:y="0.6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4" draw:text-style-name="P12" draw:layer="layout" svg:width="27.4cm" svg:height="2.22cm" svg:x="0.4cm" svg:y="9cm">
          <draw:text-box>
            <text:p text:style-name="P5"><text:span text:style-name="T6">Unstable. Did not make it work.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5" draw:text-style-name="P5" draw:layer="layout" svg:width="27.999cm" svg:height="14.288cm" svg:x="-0.015cm" svg:y="3.224cm">
          <draw:image xlink:href="../screenshots/43-Automation-Ticke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>
        <office:forms form:automatic-focus="false" form:apply-design-mode="false"/>
        <draw:frame presentation:style-name="pr3" draw:text-style-name="P15" draw:layer="layout" svg:width="25.199cm" svg:height="3.506cm" svg:x="1.201cm" svg:y="7.8cm" presentation:class="title" presentation:user-transformed="true">
          <draw:text-box>
            <text:p text:style-name="P15"><text:span text:style-name="T13">hipbyte.myjetbrains.com/youtrack/</text:span><text:span text:style-name="T13"><text:line-break/></text:span><text:span text:style-name="T13">issue/RM-8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5" draw:text-style-name="P5" draw:layer="layout" svg:width="27.999cm" svg:height="17.499cm" svg:x="-0.048cm" svg:y="1.873cm">
          <draw:image xlink:href="../humor/jud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01cm" svg:y="7.8cm" presentation:class="title" presentation:user-transformed="true">
          <draw:text-box>
            <text:p><text:span text:style-name="T1">Use it for Prototyping On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5" draw:text-style-name="P5" draw:layer="layout" svg:width="15.7cm" svg:height="7.7cm" svg:x="11.6cm" svg:y="6.5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1.6cm" svg:y1="6.5cm" svg:x2="27.3cm" svg:y2="14.2cm">
          <text:p/>
        </draw:line>
        <draw:line draw:style-name="gr10" draw:text-style-name="P5" draw:layer="layout" svg:x1="11.6cm" svg:y1="14.2cm" svg:x2="27.3cm" svg:y2="6.5cm">
          <text:p/>
        </draw:line>
        <draw:frame draw:style-name="gr5" draw:text-style-name="P5" draw:layer="layout" svg:width="10.2cm" svg:height="10.6cm" svg:x="0.2cm" svg:y="4.2cm">
          <draw:image xlink:href="../icons/blocks-150x150.png" xlink:type="simple" xlink:show="embed" xlink:actuate="onLoad">
            <text:p/>
          </draw:image>
        </draw:frame>
        <draw:line draw:style-name="gr10" draw:text-style-name="P5" draw:layer="layout" svg:x1="10.2cm" svg:y1="15.3cm" svg:x2="0.2cm" svg:y2="4.6cm">
          <text:p/>
        </draw:line>
        <draw:line draw:style-name="gr10" draw:text-style-name="P5" draw:layer="layout" svg:x1="10.4cm" svg:y1="4.6cm" svg:x2="0.2cm" svg:y2="15.3cm">
          <text:p/>
        </draw:lin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5" draw:text-style-name="P5" draw:layer="layout" svg:width="17cm" svg:height="17cm" svg:x="5.2cm" svg:y="1.8cm">
          <draw:image xlink:href="../icons/uiautomation-icon.png" xlink:type="simple" xlink:show="embed" xlink:actuate="onLoad">
            <text:p/>
          </draw:image>
        </draw:frame>
        <draw:line draw:style-name="gr10" draw:text-style-name="P5" draw:layer="layout" svg:x1="4.2cm" svg:y1="19.8cm" svg:x2="22.8cm" svg:y2="2.8cm">
          <text:p/>
        </draw:line>
        <draw:line draw:style-name="gr10" draw:text-style-name="P5" draw:layer="layout" svg:x1="3.6cm" svg:y1="2.6cm" svg:x2="22.6cm" svg:y2="20cm">
          <text:p/>
        </draw:lin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4" draw:text-style-name="P6" draw:layer="layout" svg:width="25.8cm" svg:height="2.376cm" svg:x="1.097cm" svg:y="9.024cm">
          <draw:text-box>
            <text:p text:style-name="P5"><text:span text:style-name="T1">Stay N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5" draw:text-style-name="P5" draw:layer="layout" svg:width="28cm" svg:height="16.01cm" svg:x="0.061cm" svg:y="2.499cm">
          <draw:image xlink:href="../teamfortress/Meta_pyrolan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3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13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13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13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13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5" draw:text-style-name="P5" draw:layer="layout" svg:width="21cm" svg:height="21cm" svg:x="3.6cm" svg:y="0cm">
          <draw:image xlink:href="../social/dodikk-vcar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4-02T23:06:23</dc:date>
    <meta:editing-duration>PT7H16M40S</meta:editing-duration>
    <meta:editing-cycles>205</meta:editing-cycles>
    <meta:document-statistic meta:object-count="223"/>
  </office:meta>
</office:document-meta>
</file>